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af5d" officeooo:paragraph-rsid="001caf5d"/>
    </style:style>
    <style:style style:name="P2" style:family="paragraph" style:parent-style-name="Title">
      <style:text-properties officeooo:rsid="001caf5d" officeooo:paragraph-rsid="001caf5d"/>
    </style:style>
    <style:style style:name="P3" style:family="paragraph" style:parent-style-name="Text_20_body" style:list-style-name="L1">
      <style:text-properties officeooo:paragraph-rsid="00257da1"/>
    </style:style>
    <style:style style:name="P4" style:family="paragraph" style:parent-style-name="Text_20_body" style:list-style-name="L1">
      <style:text-properties officeooo:paragraph-rsid="00267a4b"/>
    </style:style>
    <style:style style:name="P5" style:family="paragraph" style:parent-style-name="Text_20_body" style:list-style-name="L1">
      <style:text-properties officeooo:paragraph-rsid="0020238a"/>
    </style:style>
    <style:style style:name="P6" style:family="paragraph" style:parent-style-name="Text_20_body" style:list-style-name="L1">
      <style:text-properties officeooo:paragraph-rsid="002a1203"/>
    </style:style>
    <style:style style:name="P7" style:family="paragraph" style:parent-style-name="Text_20_body" style:list-style-name="L1">
      <style:text-properties officeooo:rsid="00239dfc" officeooo:paragraph-rsid="00239dfc"/>
    </style:style>
    <style:style style:name="P8" style:family="paragraph" style:parent-style-name="Text_20_body" style:list-style-name="L1">
      <style:text-properties officeooo:rsid="001caf5d" officeooo:paragraph-rsid="00257da1"/>
    </style:style>
    <style:style style:name="P9" style:family="paragraph" style:parent-style-name="Text_20_body" style:list-style-name="L1">
      <style:text-properties officeooo:rsid="001caf5d" officeooo:paragraph-rsid="00239dfc"/>
    </style:style>
    <style:style style:name="P10" style:family="paragraph" style:parent-style-name="Text_20_body" style:list-style-name="L1">
      <style:text-properties officeooo:rsid="001caf5d" officeooo:paragraph-rsid="00267a4b"/>
    </style:style>
    <style:style style:name="P11" style:family="paragraph" style:parent-style-name="Text_20_body" style:list-style-name="L1">
      <style:text-properties officeooo:rsid="00257da1" officeooo:paragraph-rsid="00257da1"/>
    </style:style>
    <style:style style:name="P12" style:family="paragraph" style:parent-style-name="Text_20_body" style:list-style-name="L1">
      <style:text-properties officeooo:rsid="0020e44d" officeooo:paragraph-rsid="00257da1"/>
    </style:style>
    <style:style style:name="P13" style:family="paragraph" style:parent-style-name="Text_20_body" style:list-style-name="L1">
      <style:text-properties officeooo:rsid="002210ab" officeooo:paragraph-rsid="00257da1"/>
    </style:style>
    <style:style style:name="P14" style:family="paragraph" style:parent-style-name="Text_20_body" style:list-style-name="L1">
      <style:text-properties officeooo:rsid="002833bc" officeooo:paragraph-rsid="002833bc"/>
    </style:style>
    <style:style style:name="P15" style:family="paragraph" style:parent-style-name="Text_20_body" style:list-style-name="L1">
      <style:text-properties officeooo:rsid="002833bc" officeooo:paragraph-rsid="002883d0"/>
    </style:style>
    <style:style style:name="P16" style:family="paragraph" style:parent-style-name="Text_20_body" style:list-style-name="L1">
      <style:text-properties officeooo:rsid="002a1203" officeooo:paragraph-rsid="002a1203"/>
    </style:style>
    <style:style style:name="P17" style:family="paragraph" style:parent-style-name="Text_20_body" style:list-style-name="L1">
      <style:text-properties officeooo:rsid="002be791" officeooo:paragraph-rsid="002be791"/>
    </style:style>
    <style:style style:name="T1" style:family="text">
      <style:text-properties officeooo:rsid="001caf5d"/>
    </style:style>
    <style:style style:name="T2" style:family="text">
      <style:text-properties officeooo:rsid="001d39c0"/>
    </style:style>
    <style:style style:name="T3" style:family="text">
      <style:text-properties officeooo:rsid="001ddc63"/>
    </style:style>
    <style:style style:name="T4" style:family="text">
      <style:text-properties officeooo:rsid="001f581a"/>
    </style:style>
    <style:style style:name="T5" style:family="text">
      <style:text-properties officeooo:rsid="001fae2e"/>
    </style:style>
    <style:style style:name="T6" style:family="text">
      <style:text-properties officeooo:rsid="0020238a"/>
    </style:style>
    <style:style style:name="T7" style:family="text">
      <style:text-properties officeooo:rsid="00239dfc"/>
    </style:style>
    <style:style style:name="T8" style:family="text">
      <style:text-properties officeooo:rsid="00257da1"/>
    </style:style>
    <style:style style:name="T9" style:family="text">
      <style:text-properties officeooo:rsid="002a12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gbegbe Feature List</text:p>
      <text:p text:style-name="P1"/>
      <text:list xml:id="list2137968066" text:style-name="L1">
        <text:list-item>
          <text:p text:style-name="P7">Phase 1</text:p>
          <text:list>
            <text:list-item>
              <text:p text:style-name="P3"><text:span text:style-name="T1">Login/Logout/</text:span><text:span text:style-name="T5">Recover Account</text:span></text:p>
              <text:list>
                <text:list-item>
                  <text:p text:style-name="P15">Complete: Login/Logout</text:p>
                </text:list-item>
                <text:list-item>
                  <text:p text:style-name="P14">Todo: Recover Account</text:p>
                </text:list-item>
              </text:list>
            </text:list-item>
            <text:list-item>
              <text:p text:style-name="P8">Edit Profile</text:p>
              <text:list>
                <text:list-item>
                  <text:p text:style-name="P16">Timeline (/username)</text:p>
                </text:list-item>
                <text:list-item>
                  <text:p text:style-name="P16">About (/username/about)</text:p>
                </text:list-item>
                <text:list-item>
                  <text:p text:style-name="P16">Friends (/username/friends)</text:p>
                </text:list-item>
                <text:list-item>
                  <text:p text:style-name="P6"><text:span text:style-name="T9">Photos (/username/photos)</text:span></text:p>
                </text:list-item>
                <text:list-item>
                  <text:p text:style-name="P6"><text:span text:style-name="T9">Archive (/username/archive)</text:span></text:p>
                </text:list-item>
              </text:list>
            </text:list-item>
          </text:list>
        </text:list-item>
        <text:list-item>
          <text:p text:style-name="P11">Phase 2</text:p>
          <text:list>
            <text:list-item>
              <text:p text:style-name="P9"><text:span text:style-name="T3">List/</text:span>Create/Edit/Delete/<text:span text:style-name="T3">Report</text:span> Posts</text:p>
            </text:list-item>
            <text:list-item>
              <text:p text:style-name="P4"><text:span text:style-name="T3">List/</text:span><text:span text:style-name="T1">Create/Edit/Delete/</text:span><text:span text:style-name="T3">Report</text:span><text:span text:style-name="T1"> </text:span><text:span text:style-name="T4">Comments</text:span></text:p>
            </text:list-item>
            <text:list-item>
              <text:p text:style-name="P10">Read Newsfeed</text:p>
            </text:list-item>
          </text:list>
        </text:list-item>
        <text:list-item>
          <text:p text:style-name="P3"><text:span text:style-name="T7">Phase </text:span><text:span text:style-name="T8">3</text:span></text:p>
          <text:list>
            <text:list-item>
              <text:p text:style-name="P8"><text:span text:style-name="T2">List/</text:span>Add/Remove Friends</text:p>
            </text:list-item>
            <text:list-item>
              <text:p text:style-name="P12">List Notifications</text:p>
            </text:list-item>
            <text:list-item>
              <text:p text:style-name="P12"><text:span text:style-name="T3">List/</text:span><text:span text:style-name="T1">Create/Edit/Delete/</text:span><text:span text:style-name="T3">Report</text:span><text:span text:style-name="T1"> </text:span><text:span text:style-name="T6">Messages</text:span></text:p>
            </text:list-item>
          </text:list>
        </text:list-item>
        <text:list-item>
          <text:p text:style-name="P11">Phase 4</text:p>
          <text:list>
            <text:list-item>
              <text:p text:style-name="P13">Send Help/Support/Feedback Comments To Admin</text:p>
            </text:list-item>
            <text:list-item>
              <text:p text:style-name="P5"><text:span text:style-name="T2">List/</text:span><text:span text:style-name="T1">Follow/Block/</text:span><text:span text:style-name="T3">Report</text:span><text:span text:style-name="T1"> Users</text:span></text:p>
            </text:list-item>
            <text:list-item>
              <text:p text:style-name="P3"><text:span text:style-name="T1">List/Join/Leave/Create/</text:span><text:span text:style-name="T3">Report</text:span><text:span text:style-name="T1"> Groups</text:span></text:p>
            </text:list-item>
            <text:list-item>
              <text:p text:style-name="P3"><text:span text:style-name="T3">List/</text:span><text:span text:style-name="T1">Create/Edit/Delete/</text:span><text:span text:style-name="T3">Report</text:span><text:span text:style-name="T1"> </text:span><text:span text:style-name="T5">Events</text:span></text:p>
            </text:list-item>
          </text:list>
        </text:list-item>
        <text:list-item>
          <text:p text:style-name="P17">Phase 5</text:p>
          <text:list>
            <text:list-item>
              <text:p text:style-name="P17">Edit Profile</text:p>
              <text:list>
                <text:list-item>
                  <text:p text:style-name="P17">More</text:p>
                  <text:list>
                    <text:list-item>
                      <text:p text:style-name="P17"><text:soft-page-break/>Videos</text:p>
                    </text:list-item>
                    <text:list-item>
                      <text:p text:style-name="P17">Check-Ins</text:p>
                    </text:list-item>
                    <text:list-item>
                      <text:p text:style-name="P17">Sports</text:p>
                    </text:list-item>
                    <text:list-item>
                      <text:p text:style-name="P17">Music</text:p>
                    </text:list-item>
                    <text:list-item>
                      <text:p text:style-name="P17">Movies</text:p>
                    </text:list-item>
                    <text:list-item>
                      <text:p text:style-name="P17">TV Shows</text:p>
                    </text:list-item>
                    <text:list-item>
                      <text:p text:style-name="P17">Books</text:p>
                    </text:list-item>
                    <text:list-item>
                      <text:p text:style-name="P17">Likes</text:p>
                    </text:list-item>
                    <text:list-item>
                      <text:p text:style-name="P17">Events</text:p>
                    </text:list-item>
                    <text:list-item>
                      <text:p text:style-name="P17">Reviews</text:p>
                    </text:list-item>
                    <text:list-item>
                      <text:p text:style-name="P17">Group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02:41.826188163</meta:creation-date>
    <meta:generator>LibreOffice/6.4.6.2$Linux_X86_64 LibreOffice_project/40$Build-2</meta:generator>
    <dc:date>2020-10-12T00:55:54.289314813</dc:date>
    <meta:editing-duration>P4DT14H14M29S</meta:editing-duration>
    <meta:editing-cycles>14</meta:editing-cycles>
    <meta:document-statistic meta:table-count="0" meta:image-count="0" meta:object-count="0" meta:page-count="2" meta:paragraph-count="38" meta:word-count="107" meta:character-count="697" meta:non-whitespace-character-count="665"/>
  </office:meta>
</office:document-meta>
</file>